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764cm"/>
    </style:style>
    <style:style style:name="co3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>
            <text:p>Conexion Wallet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Mintear NFT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Ver mis NFTs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Listar(poner precio 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Actualizar precio (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Cancelar listado ( NFT ya no esta a la venta)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Comprar NFT (si no eres el owner)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Retirar proceeds (ganancias ventas NFT)</text:p>
          </table:table-cell>
          <table:table-cell office:value-type="string">
            <text:p>✅ </text:p>
          </table:table-cell>
        </table:table-row>
        <table:table-row table:style-name="ro2">
          <table:table-cell/>
          <table:table-cell office:value-type="string">
            <text:p>Visualizar Marketplace global</text:p>
          </table:table-cell>
          <table:table-cell office:value-type="string">
            <text:p>✅ </text:p>
          </table:table-cell>
        </table:table-row>
        <table:table-row table:style-name="ro3" table:number-rows-repeated="4">
          <table:table-cell table:number-columns-repeated="2"/>
          <table:table-cell table:style-name="ce3"/>
        </table:table-row>
        <table:table-row table:style-name="ro3">
          <table:table-cell table:number-columns-repeated="2"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4">14/08/2025</text:date>, <text:time>12:0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8S</meta:editing-duration>
    <meta:editing-cycles>4</meta:editing-cycles>
    <meta:generator>OpenOffice/4.1.15$Win32 OpenOffice.org_project/4115m2$Build-9813</meta:generator>
    <dc:date>2025-08-14T12:09:56.69</dc:date>
    <dc:creator>Víctor Reyes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